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75cm" fo:min-width="25.2cm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5.4cm"/>
    </style:style>
    <style:style style:name="gr3" style:family="graphic" style:parent-style-name="standard">
      <style:graphic-properties draw:fill-color="#f58220" draw:textarea-horizontal-align="justify" draw:textarea-vertical-align="middle" draw:auto-grow-height="false" fo:min-height="1.95cm" fo:min-width="3cm"/>
    </style:style>
    <style:style style:name="gr4" style:family="graphic" style:parent-style-name="standard">
      <style:graphic-properties draw:fill-color="#f58220" draw:textarea-horizontal-align="justify" draw:textarea-vertical-align="middle" draw:auto-grow-height="false" fo:min-height="0.952cm" fo:min-width="0.702cm"/>
    </style:style>
    <style:style style:name="gr5" style:family="graphic" style:parent-style-name="standard">
      <style:graphic-properties draw:fill-color="#f58220" draw:textarea-horizontal-align="justify" draw:textarea-vertical-align="middle" draw:auto-grow-height="false" fo:min-height="1.95cm" fo:min-width="3.6cm"/>
    </style:style>
    <style:style style:name="gr6" style:family="graphic" style:parent-style-name="standard">
      <style:graphic-properties draw:fill-color="#f58220" draw:textarea-horizontal-align="justify" draw:textarea-vertical-align="middle" draw:auto-grow-height="false" fo:min-height="1.95cm" fo:min-width="2.1cm"/>
    </style:style>
    <style:style style:name="gr7" style:family="graphic" style:parent-style-name="standard">
      <style:graphic-properties draw:fill-color="#f58220" draw:textarea-horizontal-align="justify" draw:textarea-vertical-align="middle" draw:auto-grow-height="false" fo:min-height="1.95cm" fo:min-width="1.6cm"/>
    </style:style>
    <style:style style:name="gr8" style:family="graphic" style:parent-style-name="standard">
      <style:graphic-properties draw:fill-color="#f58220" draw:textarea-horizontal-align="justify" draw:textarea-vertical-align="middle" draw:auto-grow-height="false" fo:min-height="1.95cm" fo:min-width="2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-color="#f58220"/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-color="#f58220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5.7cm" svg:height="8cm" svg:x="1.8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cm" svg:height="2.2cm" svg:x="2.8cm" svg:y="11.1cm">
          <text:p text:style-name="P1">VCO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cm" svg:height="2.2cm" svg:x="2.8cm" svg:y="14.3cm">
          <text:p text:style-name="P1">VCO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.2cm" svg:x="2cm" svg:y="2.1cm">
          <text:p text:style-name="P2"><text:span text:style-name="T1">VCO1-CTRL</text:span></text:p>
          <text:p text:style-name="P2"><text:span text:style-name="T1">Type</text:span></text:p>
          <text:p text:style-name="P2"><text:span text:style-name="T1">Detune</text:span></text:p>
          <text:p text:style-name="P2"><text:span text:style-name="T1">Octav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.2cm" svg:x="2cm" svg:y="7.5cm">
          <text:p text:style-name="P2"><text:span text:style-name="T1">VCO2-CTRL</text:span></text:p>
          <text:p text:style-name="P2"><text:span text:style-name="T1">Type</text:span></text:p>
          <text:p text:style-name="P2"><text:span text:style-name="T1">Detune</text:span></text:p>
          <text:p text:style-name="P2"><text:span text:style-name="T1">Octav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cm" svg:height="1.7cm" svg:x="5.9cm" svg:y="5.1cm">
          <text:p text:style-name="P1">MI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1cm" svg:height="2.2cm" svg:x="8.1cm" svg:y="2.1cm">
          <text:p text:style-name="P2"><text:span text:style-name="T1">VCO1-VCO2-Filter</text:span></text:p>
          <text:p text:style-name="P2"><text:span text:style-name="T1">Type</text:span></text:p>
          <text:p text:style-name="P2"><text:span text:style-name="T1">Resonnanc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1cm" svg:height="2.2cm" svg:x="8.1cm" svg:y="7.5cm">
          <text:p text:style-name="P2"><text:span text:style-name="T1">Filter-Env</text:span></text:p>
          <text:p text:style-name="P2"><text:span text:style-name="T1">ADS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2.2cm" svg:x="14.3cm" svg:y="4.9cm">
          <text:p text:style-name="P2"><text:span text:style-name="T1">AMP-Env</text:span></text:p>
          <text:p text:style-name="P2"><text:span text:style-name="T1">ADS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1cm" svg:height="2.2cm" svg:x="23.1cm" svg:y="4.9cm">
          <text:p text:style-name="P2"><text:span text:style-name="T1">MASTER-OU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1cm" svg:height="2.2cm" svg:x="17.3cm" svg:y="4.9cm">
          <text:p text:style-name="P2"><text:span text:style-name="T1">FX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9cm" svg:height="2.2cm" svg:x="19.8cm" svg:y="4.9cm">
          <text:p text:style-name="P2"><text:span text:style-name="T1">VU-MET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09:21:14.727120083</meta:creation-date>
    <dc:date>2018-10-19T10:51:41.017599435</dc:date>
    <meta:editing-duration>PT1H19M26S</meta:editing-duration>
    <meta:editing-cycles>2</meta:editing-cycles>
    <meta:generator>LibreOffice/6.0.6.2$Linux_X86_64 LibreOffice_project/00m0$Build-2</meta:generator>
    <meta:document-statistic meta:object-count="12"/>
  </office:meta>
</office:document-meta>
</file>